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93F3ABD5450D5B15.png" manifest:media-type="image/png"/>
  <manifest:file-entry manifest:full-path="Pictures/1000000000000266000001CC2BB4D5998F6B2F4C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25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12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4pt" fo:letter-spacing="0.06cm" fo:text-shadow="1pt 1pt" style:font-size-asian="18pt" style:font-size-complex="18pt"/>
    </style:style>
    <style:style style:name="T3" style:family="text">
      <style:text-properties fo:font-size="9pt" fo:letter-spacing="0.06cm" fo:text-shadow="1pt 1pt" style:font-size-asian="11pt" style:font-size-complex="11pt"/>
    </style:style>
    <style:style style:name="T4" style:family="text">
      <style:text-properties fo:font-size="9pt" fo:letter-spacing="0.06cm" fo:text-shadow="none" style:font-size-asian="11pt" style:font-size-complex="11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etter-spacing="0.06cm" style:font-size-asian="18pt" style:font-size-complex="18pt"/>
    </style:style>
    <style:style style:name="T10" style:family="text">
      <style:text-properties fo:font-size="9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921cm" svg:height="6.683cm" svg:x="1.87cm" svg:y="0.746cm">
            <draw:image xlink:href="Pictures/1000000000000266000001CC2BB4D5998F6B2F4C.pdf" xlink:type="simple" xlink:show="embed" xlink:actuate="onLoad" loext:mime-type="application/pdf">
              <text:p/>
            </draw:image>
            <draw:image xlink:href="Pictures/1000000000000266000001CC93F3ABD5450D5B15.png" xlink:type="simple" xlink:show="embed" xlink:actuate="onLoad" loext:mime-type="image/png"/>
          </draw:frame>
          <draw:frame draw:style-name="gr2" draw:text-style-name="P2" draw:layer="layout" svg:width="3.429cm" svg:height="1.651cm" svg:x="0.092cm" svg:y="4.143cm">
            <draw:text-box>
              <text:p text:style-name="P1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3" draw:text-style-name="P3" draw:layer="layout" svg:width="5.588cm" svg:height="1.016cm" svg:x="3.521cm" svg:y="8.08cm">
            <draw:text-box>
              <text:p text:style-name="P1"><text:span text:style-name="T5">Inverse Density</text:span></text:p>
            </draw:text-box>
          </draw:frame>
          <draw:frame draw:style-name="gr4" draw:text-style-name="P4" draw:layer="layout" svg:width="3.556cm" svg:height="1.505cm" draw:transform="rotate (1.5707963267949) translate (-0.651cm 5.286cm)">
            <draw:text-box>
              <text:p text:style-name="P1"><text:span text:style-name="T6"><text:s text:c="12"/></text:span><text:span text:style-name="T6">Pre</text:span><text:span text:style-name="T7">ssu</text:span><text:span text:style-name="T6">re</text:span></text:p>
            </draw:text-box>
          </draw:frame>
          <draw:frame draw:style-name="gr5" draw:text-style-name="P5" draw:layer="layout" svg:width="1.905cm" svg:height="0.889cm" svg:x="3.298cm" svg:y="2.397cm">
            <draw:text-box>
              <text:p><text:span text:style-name="T8">Soli</text:span><text:span text:style-name="T8">d</text:span></text:p>
            </draw:text-box>
          </draw:frame>
          <draw:frame draw:style-name="gr5" draw:text-style-name="P5" draw:layer="layout" svg:width="2.667cm" svg:height="0.889cm" svg:x="5.965cm" svg:y="2.651cm">
            <draw:text-box>
              <text:p><text:span text:style-name="T8">L</text:span><text:span text:style-name="T8">i</text:span><text:span text:style-name="T8">q</text:span><text:span text:style-name="T8">u</text:span><text:span text:style-name="T8">i</text:span><text:span text:style-name="T8">d</text:span></text:p>
            </draw:text-box>
          </draw:frame>
          <draw:g>
            <draw:frame draw:style-name="gr6" draw:text-style-name="P6" draw:layer="layout" svg:width="3.429cm" svg:height="1.778cm" svg:x="6.727cm" svg:y="6.715cm">
              <draw:text-box>
                <text:p><text:span text:style-name="T8"><text:s/></text:span><text:span text:style-name="T5">1</text:span><text:span text:style-name="T8"> <text:s/></text:span><text:span text:style-name="T8"><text:s text:c="2"/></text:span><text:span text:style-name="T8"><text:s text:c="2"/></text:span><text:span text:style-name="T8"><text:s/></text:span><text:span text:style-name="T5">1</text:span></text:p>
                <text:p><text:span text:style-name="T9">n</text:span><text:span text:style-name="T10">S</text:span><text:span text:style-name="T8"> <text:s/></text:span><text:span text:style-name="T8"><text:s text:c="2"/></text:span><text:span text:style-name="T8"><text:s/></text:span><text:span text:style-name="T9">n</text:span><text:span text:style-name="T10">L</text:span></text:p>
              </draw:text-box>
            </draw:frame>
            <draw:line draw:style-name="gr7" draw:text-style-name="P7" draw:layer="layout" svg:x1="6.854cm" svg:y1="7.46cm" svg:x2="7.616cm" svg:y2="7.46cm">
              <text:p/>
            </draw:line>
            <draw:line draw:style-name="gr7" draw:text-style-name="P7" draw:layer="layout" svg:x1="8.124cm" svg:y1="7.46cm" svg:x2="8.886cm" svg:y2="7.46cm">
              <text:p/>
            </draw:line>
          </draw:g>
          <draw:custom-shape draw:style-name="gr8" draw:text-style-name="P8" draw:layer="layout" svg:width="1.397cm" svg:height="0.762cm" svg:x="8.474cm" svg:y="1.60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922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9T16:23:20.498590079</dc:date>
    <meta:editing-duration>PT8H44M56S</meta:editing-duration>
    <meta:editing-cycles>42</meta:editing-cycles>
    <meta:generator>LibreOffice/6.1.5.2$Linux_X86_64 LibreOffice_project/10$Build-2</meta:generator>
    <meta:document-statistic meta:object-count="12"/>
  </office:meta>
</office:document-meta>
</file>